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abe" officeooo:paragraph-rsid="000e5abe"/>
    </style:style>
    <style:style style:name="P2" style:family="paragraph" style:parent-style-name="Standard">
      <style:text-properties officeooo:rsid="000ea4e0" officeooo:paragraph-rsid="000ea4e0"/>
    </style:style>
    <style:style style:name="P3" style:family="paragraph" style:parent-style-name="Standard">
      <style:text-properties officeooo:rsid="00106588" officeooo:paragraph-rsid="00106588"/>
    </style:style>
    <style:style style:name="T1" style:family="text">
      <style:text-properties officeooo:rsid="00106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: ResNet Architecture with Batch Normalisation</text:p>
      <text:p text:style-name="P1">Feature scaling: MinMax scaling on training and testing datasets separately </text:p>
      <text:p text:style-name="P1">Activation function: ReLU in all layers</text:p>
      <text:p text:style-name="P2">Loss after reverse_transform: </text:p>
      <text:p text:style-name="P2"/>
      <text:p text:style-name="P3">Model is overfitting after <text:s/>epoc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37:23.012752543</meta:creation-date>
    <dc:date>2019-10-19T18:22:05.273743300</dc:date>
    <meta:editing-duration>PT13M5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0" meta:character-count="237" meta:non-whitespace-character-count="209"/>
  </office:meta>
</office:document-meta>
</file>